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FreeSerif" fo:font-size="12pt" officeooo:rsid="00152002" officeooo:paragraph-rsid="00198fab" style:font-size-asian="12pt" style:font-size-complex="12pt"/>
    </style:style>
    <style:style style:name="P2" style:family="paragraph" style:parent-style-name="Text_20_body">
      <style:text-properties style:font-name="FreeSerif" fo:font-size="12pt" officeooo:rsid="00198fab" officeooo:paragraph-rsid="00198fab" style:font-size-asian="12pt" style:font-size-complex="12pt"/>
    </style:style>
    <style:style style:name="P3" style:family="paragraph" style:parent-style-name="Text_20_body">
      <style:text-properties style:font-name="FreeSerif" fo:font-size="12pt" fo:language="en" fo:country="US" officeooo:rsid="00198fab" officeooo:paragraph-rsid="00198fab" style:font-size-asian="12pt" style:font-size-complex="12pt"/>
    </style:style>
    <style:style style:name="P4" style:family="paragraph" style:parent-style-name="Text_20_body">
      <style:text-properties fo:language="en" fo:country="US" officeooo:rsid="0016ee19" officeooo:paragraph-rsid="0016ee19"/>
    </style:style>
    <style:style style:name="P5" style:family="paragraph" style:parent-style-name="Text_20_body">
      <style:text-properties officeooo:paragraph-rsid="0015dc4a"/>
    </style:style>
    <style:style style:name="P6" style:family="paragraph" style:parent-style-name="Text_20_body">
      <style:text-properties officeooo:rsid="0016ee19" officeooo:paragraph-rsid="0016ee19"/>
    </style:style>
    <style:style style:name="P7" style:family="paragraph" style:parent-style-name="Text_20_body">
      <style:text-properties officeooo:paragraph-rsid="0016ee19"/>
    </style:style>
    <style:style style:name="P8" style:family="paragraph" style:parent-style-name="Title">
      <style:text-properties fo:language="zxx" fo:country="none" officeooo:rsid="00141360" officeooo:paragraph-rsid="00141360" style:language-asian="zxx" style:country-asian="none" style:language-complex="zxx" style:country-complex="none"/>
    </style:style>
    <style:style style:name="P9" style:family="paragraph" style:parent-style-name="Text_20_body">
      <style:text-properties style:font-name="FreeSerif" fo:font-size="12pt" fo:language="en" fo:country="US" officeooo:rsid="00198fab" officeooo:paragraph-rsid="00198fab" style:font-size-asian="12pt" style:font-size-complex="12pt"/>
    </style:style>
    <style:style style:name="P10" style:family="paragraph" style:parent-style-name="Heading_20_1">
      <style:text-properties style:font-name="FreeSans" fo:font-size="16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c4a"/>
    </style:style>
    <style:style style:name="T3" style:family="text">
      <style:text-properties fo:language="en" fo:country="US" officeooo:rsid="0016ee19"/>
    </style:style>
    <style:style style:name="T4" style:family="text">
      <style:text-properties fo:language="en" fo:country="US" officeooo:rsid="001892d8"/>
    </style:style>
    <style:style style:name="T5" style:family="text">
      <style:text-properties fo:language="en" fo:country="US" officeooo:rsid="00198fab"/>
    </style:style>
    <style:style style:name="T6" style:family="text">
      <style:text-properties officeooo:rsid="0015dc4a"/>
    </style:style>
    <style:style style:name="T7" style:family="text">
      <style:text-properties officeooo:rsid="0016ee19"/>
    </style:style>
    <style:style style:name="T8" style:family="text">
      <style:text-properties officeooo:rsid="00198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ponering</text:p>
      <text:h text:style-name="P10" text:outline-level="1">Validerar HTML och CSS korrekt?</text:h>
      <text:p text:style-name="P1"><text:span text:style-name="T1">Nej. </text:span><text:a xlink:type="simple" xlink:href="https://studenter.miun.se/~jeno2011/dt057g/Moment%205/index.html" text:style-name="Internet_20_link" text:visited-style-name="Visited_20_Internet_20_Link">https://studenter.miun.se/~jeno2011/dt057g/Moment%205/index.html</text:a><text:span text:style-name="T1"> vailiderar itne korrekt då height attributet har används på img taggen. Lägg det I CSS filen istället. Detsamma gäller även för </text:span><text:a xlink:type="simple" xlink:href="https://studenter.miun.se/~jeno2011/dt057g/Moment%205/services.htm" text:style-name="Internet_20_link" text:visited-style-name="Visited_20_Internet_20_Link">https://studenter.miun.se/~jeno2011/dt057g/Moment%205/services.htm</text:a><text:span text:style-name="T1"> </text:span><text:span text:style-name="T2">och </text:span><text:a xlink:type="simple" xlink:href="https://studenter.miun.se/~jeno2011/dt057g/Moment%205/contact.htm" text:style-name="Internet_20_link" text:visited-style-name="Visited_20_Internet_20_Link">https://studenter.miun.se/~jeno2011/dt057g/Moment%205/contact.htm</text:a></text:p>
      <text:p text:style-name="P3">Css validerar korrekt. </text:p>
      <text:p text:style-name="P2"><text:span text:style-name="T5">S</text:span><text:span text:style-name="T1">idan räknas vara mobilanpassad enligt googles testverktyg. </text:span></text:p>
      <text:h text:style-name="P10" text:outline-level="1">Vilken målgrupp verkar webbplatsen ha?</text:h>
      <text:p text:style-name="P3">Målgruppen är bilägare.</text:p>
      <text:h text:style-name="P10" text:outline-level="1">Vilket syfte eller funktion verkar webbplatsen ha?</text:h>
      <text:p text:style-name="P5"><text:span text:style-name="T6">Verkstadsservice till bil I form av rengöring, </text:span><text:span text:style-name="T8">M</text:span><text:span text:style-name="T6">otoroptimering och lackering.</text:span></text:p>
      <text:h text:style-name="P10" text:outline-level="1">Hur logisk tycker du att navigeringen på webbplatsen är?</text:h>
      <text:p text:style-name="P7"><text:span text:style-name="T7">Hemsidan är </text:span><text:span text:style-name="T8">inte</text:span><text:span text:style-name="T7"> komplicerad så den är lätt att navigera. Menun för att nå alla sidor ligger I mitten och är svår att missa.</text:span></text:p>
      <text:h text:style-name="P10" text:outline-level="1">Var det lätt att förstå hur man skulle ta sig fram?</text:h>
      <text:p text:style-name="P7"><text:span text:style-name="T7">Det va lätt att ta sig fram. Det </text:span><text:span text:style-name="T8">finns</text:span><text:span text:style-name="T7"> ing</text:span><text:span text:style-name="T8">a</text:span><text:span text:style-name="T7"> undersidor till sidorna så allting kan nås lätt med </text:span><text:span text:style-name="T8">huvud </text:span><text:span text:style-name="T7">menyn. </text:span></text:p>
      <text:h text:style-name="P10" text:outline-level="1">Hur används bilderna på webbplatsen?</text:h>
      <text:p text:style-name="P7"><text:span text:style-name="T7">Verkstadsbilder för att visa att det är en värkstad </text:span><text:span text:style-name="T8">och</text:span><text:span text:style-name="T7"> bilder på bilar för att visa att det är för bilar.</text:span></text:p>
      <text:h text:style-name="P10" text:outline-level="1">Hur skulle en synskadad uppfatta webbplatsen?</text:h>
      <text:p text:style-name="P6">Färgblindhetstest via <text:a xlink:type="simple" xlink:href="http://www.rgblind.se/url" text:style-name="Internet_20_link" text:visited-style-name="Visited_20_Internet_20_Link">http://www.rgblind.se/url</text:a> så ser det ut som att allt innehåll är tydligt även för färgblinda.</text:p>
      <text:h text:style-name="Heading_20_1" text:outline-level="1"><text:soft-page-break/></text:h>
      <text:h text:style-name="Heading_20_1" text:outline-level="1">Hur lättläst är texten på sidan?</text:h>
      <text:p text:style-name="P7"><text:span text:style-name="T3">När startsidan blir mindre än 500px I bredd så går texten ända ut till högerkanten I </text:span><text:span text:style-name="T4">båda text styckena</text:span><text:span text:style-name="T3">. Dett är på grund av att textens div går utanför den vita bakgrunden då 95% vidd + 2 em är bredare än 500px. Bara div</text:span><text:span text:style-name="T4">arna</text:span><text:span text:style-name="T3"> skulle centreras I </text:span><text:span text:style-name="T4">`main`s</text:span><text:span text:style-name="T3"> breakpoint med `align-items: center` så blir det bättre även fast </text:span><text:span text:style-name="T4">divarnas padding fortfarande går utanför den vita bakgrunden. Så 95% vidd kanske är lite väl mycket för båda divarna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04:44.683624336</meta:creation-date>
    <meta:editing-duration>PT1M54S</meta:editing-duration>
    <meta:editing-cycles>2</meta:editing-cycles>
    <meta:generator>LibreOffice/6.4.6.2$Linux_X86_64 LibreOffice_project/40$Build-2</meta:generator>
    <dc:date>2020-11-02T11:05:38.887425113</dc:date>
    <meta:document-statistic meta:table-count="0" meta:image-count="0" meta:object-count="0" meta:page-count="2" meta:paragraph-count="19" meta:word-count="263" meta:character-count="1755" meta:non-whitespace-character-count="1508"/>
  </office:meta>
</office:document-meta>
</file>